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arasa Mono SC" svg:font-family="'Sarasa Mono SC'" style:font-family-generic="system" style:font-pitch="variable"/>
    <style:font-face style:name="Source Han Sans HW SC" svg:font-family="'Source Han Sans HW SC'" style:font-family-generic="modern" style:font-pitch="fixed"/>
    <style:font-face style:name="Source Han Sans SC" svg:font-family="'Source Han Sans SC'" style:font-family-generic="system" style:font-pitch="variable"/>
  </office:font-face-decls>
  <office:automatic-styles>
    <style:style style:name="P1" style:family="paragraph" style:parent-style-name="Standard">
      <style:paragraph-properties style:line-height-at-least="0.503cm"/>
      <style:text-properties fo:color="#8f93a2" loext:opacity="100%" style:font-name="Droid Sans Mono" fo:font-size="10.5pt" fo:font-weight="normal" fo:background-color="#ffffff"/>
    </style:style>
    <style:style style:name="P2" style:family="paragraph" style:parent-style-name="Standard">
      <style:paragraph-properties style:line-height-at-least="0.503cm"/>
      <style:text-properties fo:background-color="#ffffff"/>
    </style:style>
    <style:style style:name="P3" style:family="paragraph" style:parent-style-name="Standard">
      <style:text-properties officeooo:paragraph-rsid="000afc0d" fo:background-color="#ffffff"/>
    </style:style>
    <style:style style:name="P4" style:family="paragraph" style:parent-style-name="Standard">
      <style:text-properties officeooo:rsid="000afc0d" officeooo:paragraph-rsid="000afc0d" fo:background-color="#ffffff"/>
    </style:style>
    <style:style style:name="P5" style:family="paragraph" style:parent-style-name="Standard">
      <style:text-properties officeooo:rsid="000afc0d" officeooo:paragraph-rsid="000afc0d"/>
    </style:style>
    <style:style style:name="P6" style:family="paragraph" style:parent-style-name="Standard">
      <style:paragraph-properties style:line-height-at-least="0.503cm"/>
      <style:text-properties fo:color="#89ddff" loext:opacity="100%" style:font-name="Droid Sans Mono" fo:font-size="10.5pt" fo:font-weight="normal" fo:background-color="#ffffff"/>
    </style:style>
    <style:style style:name="P7" style:family="paragraph" style:parent-style-name="Standard">
      <style:text-properties officeooo:paragraph-rsid="000afc0d"/>
    </style:style>
    <style:style style:name="P8" style:family="paragraph" style:parent-style-name="Text_20_body">
      <style:text-properties officeooo:paragraph-rsid="000afc0d"/>
    </style:style>
    <style:style style:name="P9" style:family="paragraph" style:parent-style-name="Standard">
      <style:text-properties officeooo:rsid="000afc0d" officeooo:paragraph-rsid="000afc0d" fo:background-color="#ffffff"/>
    </style:style>
    <style:style style:name="P10" style:family="paragraph" style:parent-style-name="Standard">
      <style:text-properties fo:font-size="17pt" officeooo:rsid="000afc0d" officeooo:paragraph-rsid="000afc0d" fo:background-color="#ffffff" style:font-size-asian="17pt" style:font-size-complex="17pt"/>
    </style:style>
    <style:style style:name="P11" style:family="paragraph" style:parent-style-name="Text_20_body" style:list-style-name="L1"/>
    <style:style style:name="P12" style:family="paragraph" style:parent-style-name="Text_20_body" style:list-style-name="L2"/>
    <style:style style:name="T1" style:family="text">
      <style:text-properties officeooo:rsid="000afc0d"/>
    </style:style>
    <style:style style:name="T2" style:family="text">
      <style:text-properties fo:font-size="17pt" officeooo:rsid="000afc0d" style:font-size-asian="17pt" style:font-size-complex="17pt"/>
    </style:style>
    <style:style style:name="T3" style:family="text">
      <style:text-properties fo:font-size="17pt" officeooo:rsid="000afc0d" fo:background-color="#ffffff" loext:char-shading-value="0" style:font-size-asian="17pt" style:font-size-complex="17pt"/>
    </style:style>
    <style:style style:name="T4" style:family="text">
      <style:text-properties fo:color="#c792ea" loext:opacity="100%"/>
    </style:style>
    <style:style style:name="T5" style:family="text">
      <style:text-properties fo:color="#c792ea" loext:opacity="100%" style:font-name="Droid Sans Mono" fo:font-size="10.5pt" fo:font-weight="normal"/>
    </style:style>
    <style:style style:name="T6" style:family="text">
      <style:text-properties fo:color="#8f93a2" loext:opacity="100%" style:font-name="Droid Sans Mono" fo:font-size="10.5pt" fo:font-weight="normal"/>
    </style:style>
    <style:style style:name="T7" style:family="text">
      <style:text-properties fo:color="#82aaff" loext:opacity="100%" style:font-name="Droid Sans Mono" fo:font-size="10.5pt" fo:font-weight="normal"/>
    </style:style>
    <style:style style:name="T8" style:family="text">
      <style:text-properties fo:color="#89ddff" loext:opacity="100%"/>
    </style:style>
    <style:style style:name="T9" style:family="text">
      <style:text-properties fo:color="#89ddff" loext:opacity="100%" fo:font-style="italic"/>
    </style:style>
    <style:style style:name="T10" style:family="text">
      <style:text-properties fo:color="#89ddff" loext:opacity="100%" fo:font-style="italic" officeooo:rsid="000afc0d"/>
    </style:style>
    <style:style style:name="T11" style:family="text">
      <style:text-properties fo:color="#89ddff" loext:opacity="100%" style:font-name="Droid Sans Mono" fo:font-size="10.5pt" fo:font-weight="normal"/>
    </style:style>
    <style:style style:name="T12" style:family="text">
      <style:text-properties fo:color="#89ddff" loext:opacity="100%" style:font-name="Droid Sans Mono" fo:font-size="10.5pt" fo:font-style="italic" fo:font-weight="normal"/>
    </style:style>
    <style:style style:name="T13" style:family="text">
      <style:text-properties fo:color="#ff5370" loext:opacity="100%" style:font-name="Droid Sans Mono" fo:font-size="10.5pt" fo:font-weight="normal"/>
    </style:style>
    <style:style style:name="T14" style:family="text">
      <style:text-properties fo:color="#f78c6c" loext:opacity="100%"/>
    </style:style>
    <style:style style:name="T15" style:family="text">
      <style:text-properties fo:color="#f78c6c" loext:opacity="100%" style:font-name="Droid Sans Mono" fo:font-size="10.5pt" fo:font-weight="normal"/>
    </style:style>
    <style:style style:name="T16" style:family="text">
      <style:text-properties officeooo:rsid="000afc0d" fo:background-color="#ffffff"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line-break/><text:span text:style-name="T2">FT_MALLOC</text:span></text:p>
      <text:p text:style-name="P8"><text:line-break/><text:tab/>A função <text:span text:style-name="Source_20_Text">malloc()</text:span> aloca dinamicamente memória na área conhecida como heap. Internamente, a função <text:span text:style-name="Source_20_Text">malloc()</text:span> realiza as seguintes etapas:</text:p>
      <text:list text:style-name="L1">
        <text:list-item>
          <text:p text:style-name="P11">Verificação do tamanho solicitado: A função <text:span text:style-name="Source_20_Text">malloc()</text:span> recebe um argumento que especifica o número de bytes de memória que devem ser alocados. Ela verifica se esse valor é válido e maior que zero.</text:p>
        </text:list-item>
        <text:list-item>
          <text:p text:style-name="P11">Pesquisa de bloco de memória livre: A função <text:span text:style-name="Source_20_Text">malloc()</text:span> pesquisa na lista de blocos de memória livre na heap para encontrar um bloco que seja grande o suficiente para alocar a quantidade solicitada de memória. Essa lista é mantida internamente pela biblioteca e registra os blocos de memória que foram liberados e estão disponíveis para reuso.</text:p>
        </text:list-item>
        <text:list-item>
          <text:p text:style-name="P11">Alocação do bloco de memória: Uma vez que um bloco de memória adequado é encontrado, ele é marcado como alocado e removido da lista de blocos livres. O endereço desse bloco é retornado como resultado da função <text:span text:style-name="Source_20_Text">malloc()</text:span>.</text:p>
        </text:list-item>
        <text:list-item>
          <text:p text:style-name="P11">Gerenciamento de metadados: A função <text:span text:style-name="Source_20_Text">malloc()</text:span> também realiza o gerenciamento interno de metadados, que são informações adicionais armazenadas junto com o bloco de memória alocado. Esses metadados podem incluir informações como o tamanho do bloco alocado, informações de controle internas e outros detalhes necessários para o correto funcionamento da biblioteca.</text:p>
        </text:list-item>
        <text:list-item>
          <text:p text:style-name="P11">Retorno do endereço alocado: Após a alocação bem-sucedida, a função <text:span text:style-name="Source_20_Text">malloc()</text:span> retorna o endereço do bloco de memória alocado. Esse endereço é atribuído a um ponteiro na sua aplicação, permitindo que você acesse e manipule a memória alocada.</text:p>
        </text:list-item>
      </text:list>
      <text:p text:style-name="Text_20_body">É importante observar que a função <text:span text:style-name="Source_20_Text">malloc()</text:span> não inicializa o conteúdo da memória alocada. O conteúdo inicial pode ser aleatório e não deve ser considerado válido até que seja devidamente inicializado pelo seu programa. Além disso, é responsabilidade do programador liberar a memória alocada usando a função <text:span text:style-name="Source_20_Text">free()</text:span> quando ela não for mais necessária, para evitar vazamentos de memória.</text:p>
      <text:p text:style-name="P5">1) Verificando o valor do size, para que (size &lt; 0 == TRUE)</text:p>
      <text:p text:style-name="P3"><text:span text:style-name="T1"><text:tab/></text:span><text:span text:style-name="T5">void</text:span><text:span text:style-name="T6"> </text:span><text:span text:style-name="T5">*</text:span><text:span text:style-name="T7">ft_malloc</text:span><text:span text:style-name="T11">(</text:span><text:span text:style-name="T5">size_t</text:span><text:span text:style-name="T6"> </text:span><text:span text:style-name="T13">size</text:span><text:span text:style-name="T11">)</text:span></text:p>
      <text:p text:style-name="P6"><text:tab/>{</text:p>
      <text:p text:style-name="P1"><text:span text:style-name="T9"><text:tab/><text:tab/></text:span><text:span text:style-name="T10">if</text:span> <text:span text:style-name="T8">(</text:span>size <text:span text:style-name="T4">&lt;</text:span> <text:span text:style-name="T14">0</text:span><text:span text:style-name="T8">)</text:span></text:p>
      <text:p text:style-name="P2"><text:span text:style-name="T12"><text:tab/><text:tab/><text:tab/>return</text:span><text:span text:style-name="T6"> </text:span><text:span text:style-name="T15">NULL</text:span><text:span text:style-name="T11">;</text:span></text:p>
      <text:p text:style-name="P6"><text:tab/>}</text:p>
      <text:p text:style-name="P4"/>
      <text:p text:style-name="P4"/>
      <text:p text:style-name="P4"/>
      <text:p text:style-name="P4"/>
      <text:p text:style-name="P4"/>
      <text:p text:style-name="P4"/>
      <text:p text:style-name="P4"/>
      <text:p text:style-name="P4"/>
      <text:p text:style-name="P4"/>
      <text:p text:style-name="P7"><text:soft-page-break/><text:span text:style-name="T16">2)</text:span></text:p>
      <text:p text:style-name="P7"><text:span text:style-name="T16"><text:tab/></text:span><text:span text:style-name="T3">Pesquisa de blocos livres na memoria</text:span></text:p>
      <text:p text:style-name="P10"/>
      <text:p text:style-name="P7"><text:span text:style-name="T16"><text:line-break/><text:tab/></text:span>A pesquisa de blocos de memória livres na função <text:span text:style-name="Source_20_Text">malloc()</text:span> geralmente envolve percorrer uma lista ou uma estrutura de dados que mantém informações sobre os blocos disponíveis na área de memória alocada dinamicamente, conhecida como heap. Existem várias maneiras de implementar essa pesquisa, sendo as mais comuns:</text:p>
      <text:list text:style-name="L2">
        <text:list-item>
          <text:p text:style-name="P12">Lista encadeada: Uma abordagem comum é usar uma lista encadeada, em que cada nó da lista representa um bloco de memória livre e contém informações sobre o tamanho do bloco e um ponteiro para o próximo nó da lista. Durante a pesquisa, a função <text:span text:style-name="Source_20_Text">malloc()</text:span> percorre a lista até encontrar um bloco que seja grande o suficiente para alocar a memória solicitada. Esse bloco é então marcado como alocado e removido da lista.</text:p>
        </text:list-item>
        <text:list-item>
          <text:p text:style-name="P12">Algoritmo First Fit: Outra abordagem é o uso do algoritmo First Fit (primeiro encaixe), que percorre a lista de blocos de memória livre e seleciona o primeiro bloco que seja grande o suficiente para alocar a memória solicitada. Essa abordagem é mais rápida, pois evita percorrer toda a lista, mas pode resultar em fragmentação da memória ao longo do tempo.</text:p>
        </text:list-item>
        <text:list-item>
          <text:p text:style-name="P12">Algoritmo Best Fit: O algoritmo Best Fit (melhor encaixe) é semelhante ao First Fit, mas em vez de selecionar o primeiro bloco que seja grande o suficiente, ele procura o bloco que seja o mais próximo do tamanho necessário. Essa abordagem ajuda a reduzir a fragmentação da memória, mas pode ser mais lenta do que o First Fit, pois requer uma pesquisa mais detalhada.</text:p>
        </text:list-item>
      </text:list>
      <text:p text:style-name="Text_20_body">Esses são apenas alguns exemplos de como a pesquisa de blocos de memória livres pode ser implementada na função <text:span text:style-name="Source_20_Text">malloc()</text:span>. A escolha do método depende da implementação específica da biblioteca e das características do sistema em que o código está sendo executado.</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arasa Mono SC" svg:font-family="'Sarasa Mono SC'" style:font-family-generic="system" style:font-pitch="variable"/>
    <style:font-face style:name="Source Han Sans HW SC" svg:font-family="'Source Han Sans HW SC'" style:font-family-generic="modern" style:font-pitch="fixed"/>
    <style:font-face style:name="Source Han Sans SC" svg:font-family="'Source Han Sans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arasa Mono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arasa Mono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Source Han Sans HW SC" style:font-family-asian="'Source Han Sans HW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03:02:48.304226851</meta:creation-date>
    <dc:date>2023-07-06T03:09:49.163672365</dc:date>
    <meta:editing-duration>PT7M2S</meta:editing-duration>
    <meta:editing-cycles>1</meta:editing-cycles>
    <meta:generator>LibreOffice/7.5.4.2$Linux_X86_64 LibreOffice_project/50$Build-2</meta:generator>
    <meta:document-statistic meta:table-count="0" meta:image-count="0" meta:object-count="0" meta:page-count="2" meta:paragraph-count="21" meta:word-count="619" meta:character-count="3775" meta:non-whitespace-character-count="3171"/>
  </office:meta>
</office:document-meta>
</file>